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.18cm" fo:margin-bottom="0cm"/>
    </style:style>
    <style:style style:name="P5" style:family="paragraph" style:parent-style-name="Heading_20_2" style:master-page-name="Right_20_Page">
      <style:paragraph-properties fo:margin-top="0cm" fo:margin-bottom="0cm" style:page-number="auto"/>
    </style:style>
    <style:style style:name="P6" style:family="paragraph" style:parent-style-name="Heading_20_2">
      <style:paragraph-properties fo:margin-left="0cm" fo:margin-right="-1cm" fo:text-indent="0cm" style:auto-text-indent="false"/>
    </style:style>
    <style:style style:name="P7" style:family="paragraph" style:parent-style-name="Heading_20_2" style:master-page-name="">
      <style:paragraph-properties fo:margin-top="0.18cm" fo:margin-bottom="0cm" style:page-number="auto" fo:keep-with-next="auto"/>
    </style:style>
    <style:style style:name="P8" style:family="paragraph" style:parent-style-name="Heading_20_3">
      <style:paragraph-properties fo:keep-with-next="always"/>
    </style:style>
    <style:style style:name="P9" style:family="paragraph" style:parent-style-name="Heading_20_3">
      <style:paragraph-properties fo:keep-with-next="always"/>
      <style:text-properties style:font-name-asian="Microsoft YaHei" style:font-name-complex="Mangal"/>
    </style:style>
    <style:style style:name="T1" style:family="text">
      <style:text-properties fo:color="#8ab048" fo:font-size="14pt" style:font-size-asian="14pt" style:font-size-complex="14pt"/>
    </style:style>
    <style:style style:name="T2" style:family="text">
      <style:text-properties fo:color="#ffffff" fo:font-size="12pt" fo:background-color="#004586" style:font-size-asian="12pt" style:font-size-complex="12pt"/>
    </style:style>
    <style:style style:name="T3" style:family="text">
      <style:text-properties fo:color="#ffffff" fo:font-size="12pt" fo:background-color="#5c8526" style:font-size-asian="12pt" style:font-size-complex="12pt"/>
    </style:style>
    <style:style style:name="T4" style:family="text">
      <style:text-properties fo:color="#ffffff" fo:font-size="12pt" fo:background-color="#cc6633" style:font-size-asian="12pt" style:font-size-complex="12pt"/>
    </style:style>
    <style:style style:name="T5" style:family="text">
      <style:text-properties fo:color="#ffffff" fo:font-size="12pt" fo:background-color="#ff420e" style:font-size-asian="12pt" style:font-size-complex="12pt"/>
    </style:style>
    <style:style style:name="T6" style:family="text">
      <style:text-properties fo:color="#ffffff" fo:font-size="12pt" fo:background-color="#5e11a6" style:font-size-asian="12pt" style:font-size-complex="12pt"/>
    </style:style>
    <style:style style:name="T7" style:family="text">
      <style:text-properties fo:color="#ffffff" fo:font-size="12pt" fo:background-color="#996633" style:font-size-asian="12pt" style:font-size-complex="12pt"/>
    </style:style>
    <style:style style:name="T8" style:family="text">
      <style:text-properties fo:color="#ffffff" fo:font-size="12pt" fo:background-color="#d9ab09" style:font-size-asian="12pt" style:font-size-complex="12pt"/>
    </style:style>
    <style:style style:name="T9" style:family="text">
      <style:text-properties fo:color="#ffffff" fo:font-size="12pt" fo:background-color="#7b6090" style:font-size-asian="12pt" style:font-size-complex="12pt"/>
    </style:style>
    <style:style style:name="T10" style:family="text">
      <style:text-properties fo:color="#ffffff" fo:font-size="12pt" fo:background-color="#00a9b3" style:font-size-asian="12pt" style:font-size-complex="12pt"/>
    </style:style>
    <style:style style:name="T11" style:family="text">
      <style:text-properties fo:color="#ffffff" fo:font-size="12pt" fo:background-color="#dc2300" style:font-size-asian="12pt" style:font-size-complex="12pt"/>
    </style:style>
    <style:style style:name="T12" style:family="text">
      <style:text-properties fo:color="#ffffff" fo:font-size="12pt" fo:background-color="#004a4a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background-color="transparent" style:font-name-asian="Microsoft YaHei" style:font-size-asian="12pt" style:font-name-complex="Mangal" style:font-size-complex="12pt"/>
    </style:style>
    <style:style style:name="T15" style:family="text">
      <style:text-properties fo:font-size="12pt" fo:background-color="#7b6090" style:font-size-asian="12pt" style:font-size-complex="12pt"/>
    </style:style>
    <style:style style:name="T16" style:family="text">
      <style:text-properties fo:background-color="#004a4a" style:font-size-complex="12pt"/>
    </style:style>
    <style:style style:name="T1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Just add attributes</text:h>
      <text:p text:style-name="Standard">To make our HTML picnic complete we need to add some <text:span text:style-name="T1">attributes</text:span> to our containers from the HTML Picnic. (OK, we’ll start calling the containers by their proper name which is ‘<text:span text:style-name="T1">elements</text:span>’)</text:p>
      <text:h text:style-name="Heading_20_3" text:outline-level="3">Some old friends</text:h>
      <text:p text:style-name="Text_20_body"><text:span text:style-name="_5f_step">Tip: </text:span>If you’ve added an image to a web page, you’ve already used attributes.</text:p>
      <text:p text:style-name="Text_20_body">Where are the attributes here?</text:p>
      <text:h text:style-name="P8" text:outline-level="3"><text:span text:style-name="_5f_code"><text:span text:style-name="T2">&lt;html&gt;</text:span></text:span><text:span text:style-name="_5f_code"><text:span text:style-name="T13"><text:line-break/></text:span></text:span><text:span text:style-name="_5f_code"><text:span text:style-name="T3">&lt;head&gt;</text:span></text:span><text:span text:style-name="_5f_code"><text:span text:style-name="T4">&lt;title&gt;</text:span></text:span><text:span text:style-name="_5f_code"><text:span text:style-name="T13">HTML Picnic</text:span></text:span><text:span text:style-name="_5f_code"><text:span text:style-name="T4">&lt;/title&gt;</text:span></text:span><text:span text:style-name="_5f_code"><text:span text:style-name="T3">&lt;/head&gt;</text:span></text:span><text:span text:style-name="_5f_code"><text:span text:style-name="T13"><text:line-break/></text:span></text:span><text:span text:style-name="_5f_code"><text:span text:style-name="T5">&lt;body&gt;</text:span></text:span><text:span text:style-name="_5f_code"><text:span text:style-name="T13"><text:line-break/></text:span></text:span><text:span text:style-name="_5f_code"><text:span text:style-name="T6">&lt;h1 id="best-things-for-a-picnic"&gt;</text:span></text:span><text:span text:style-name="_5f_code"><text:span text:style-name="T13">Best things for a picnic!</text:span></text:span><text:span text:style-name="_5f_code"><text:span text:style-name="T6">&lt;/h1&gt;<text:line-break/></text:span></text:span><text:span text:style-name="_5f_code"><text:span text:style-name="T9">&lt;p&gt;</text:span></text:span><text:span text:style-name="_5f_code"><text:span text:style-name="T11">&lt;img src="picnic.png" alt="Photo of an HTML picnic"/&gt;</text:span></text:span><text:span text:style-name="_5f_code"><text:span text:style-name="T9">&lt;/p&gt;</text:span></text:span><text:span text:style-name="_5f_code"><text:span text:style-name="T15"><text:line-break/></text:span></text:span><text:span text:style-name="_5f_code"><text:span text:style-name="T7">&lt;ol class="ingredients"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Dojo Sushi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Cheese sandwiches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Crisps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Jam sandwiches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7">&lt;/ol&gt;</text:span></text:span><text:span text:style-name="_5f_code"><text:span text:style-name="T13"><text:line-break/></text:span></text:span><text:span text:style-name="_5f_code"><text:span text:style-name="T9">&lt;p&gt;</text:span></text:span><text:span text:style-name="_5f_code"><text:span text:style-name="T13">Can </text:span></text:span><text:span text:style-name="_5f_code"><text:span text:style-name="T10">&lt;em&gt;</text:span></text:span><text:span text:style-name="_5f_code"><text:span text:style-name="T13">you</text:span></text:span><text:span text:style-name="_5f_code"><text:span text:style-name="T10">&lt;/em&gt;</text:span></text:span><text:span text:style-name="_5f_code"><text:span text:style-name="T13"> think of anything else?</text:span></text:span><text:span text:style-name="_5f_code"><text:span text:style-name="T9">&lt;/p&gt;<text:line-break/>&lt;p&gt;</text:span></text:span><text:span text:style-name="_5f_code"><text:span text:style-name="T13">Take a look at these </text:span></text:span><text:span text:style-name="_5f_code"><text:span text:style-name="T12">&lt;a href="http://pinterest.com/myarmylife/picnic-food-ideas/" target="_blank"&gt;</text:span></text:span><text:span text:style-name="_5f_code"><text:span text:style-name="T14">picnic food ideas</text:span></text:span><text:span text:style-name="_5f_code"><text:span text:style-name="T12">&lt;/a&gt;</text:span></text:span><text:span text:style-name="_5f_code"><text:span text:style-name="T14">.</text:span></text:span><text:span text:style-name="_5f_code"><text:span text:style-name="T9">&lt;/p&gt;</text:span></text:span><text:span text:style-name="_5f_code"><text:span text:style-name="T13"><text:line-break/></text:span></text:span><text:span text:style-name="_5f_code"><text:span text:style-name="T5">&lt;/body&gt;</text:span></text:span><text:span text:style-name="_5f_code"><text:span text:style-name="T13"><text:line-break/></text:span></text:span><text:span text:style-name="_5f_code"><text:span text:style-name="T2">&lt;/html&gt;</text:span></text:span></text:h>
      <text:h text:style-name="Heading_20_3" text:outline-level="3">Questions</text:h>
      <text:p text:style-name="Standard"><text:span text:style-name="_5f_step">1. </text:span>How many can you spot?</text:p>
      <text:p text:style-name="Standard"><text:span text:style-name="_5f_step">2. </text:span>What are their names?</text:p>
      <text:p text:style-name="Standard"><text:span text:style-name="_5f_step">3. </text:span>How can you tell an attribute?</text:p>
      <text:p text:style-name="Standard"><text:span text:style-name="_5f_step">4. </text:span>What do you think attributes are for?</text:p>
      <text:h text:style-name="P9" text:outline-level="3">btw</text:h>
      <text:p text:style-name="Standard">There’s an <text:span text:style-name="_5f_em">empty</text:span> element somewhere in the code above.</text:p>
      <text:p text:style-name="Standard">Can you spot it?</text:p>
      <text:p text:style-name="Standard">How many elements are there in the code above? How many element <text:span text:style-name="_5f_em"><text:span text:style-name="T1">types</text:span></text:span>?</text:p>
      <text:h text:style-name="P6" text:outline-level="2"><text:soft-page-break/>The most important attributes</text:h>
      <text:h text:style-name="Heading_20_3" text:outline-level="3">src</text:h>
      <text:p text:style-name="Text_20_body">You already know this one.</text:p>
      <text:p text:style-name="Text_20_body">In what element do you find it?</text:p>
      <text:p text:style-name="Text_20_body">What does it do?</text:p>
      <text:h text:style-name="Heading_20_3" text:outline-level="3">href</text:h>
      <text:p text:style-name="Text_20_body">If it wasn’t for this attribute the internet wouldn’t work.</text:p>
      <text:p text:style-name="Text_20_body">Why is it so important?</text:p>
      <text:h text:style-name="Heading_20_3" text:outline-level="3">class</text:h>
      <text:p text:style-name="Text_20_body">The class attribute comes into its own when you’re start using stylesheets (soon!!) to make your web pages look great.</text:p>
      <text:p text:style-name="Text_20_body">Have you ever used stylesheets? Can you explain what a stylesheet is to your neighbour?</text:p>
      <text:h text:style-name="P9" text:outline-level="3">id</text:h>
      <text:p text:style-name="Text_20_body">You know what an ID card is. </text:p>
      <text:p text:style-name="Text_20_body">So what is an id attribute?</text:p>
      <text:h text:style-name="P7" text:outline-level="2">Your challenge!</text:h>
      <text:p text:style-name="P4">The picnic.html file has a stylesheet associated with it.</text:p>
      <text:p text:style-name="P4">If you add class attributes to the file you can change the appearance of the web page.</text:p>
      <text:p text:style-name="P4">Try add a class attribute with a value of "ingredient" to an element.</text:p>
      <text:p text:style-name="P4">What does it do?</text:p>
      <text:p text:style-name="P4">Now open up the picnic.css file and see if you can figure out names you can use as other class attributes.</text:p>
      <text:p text:style-name="P4">Can you add a new class that turns the background of an element yellow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4c1900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4-26T20:22:00.58</dc:date>
    <meta:editing-duration>PT7H19M26S</meta:editing-duration>
    <meta:editing-cycles>22</meta:editing-cycles>
    <meta:generator>LibreOffice/3.5$Windows_x86 LibreOffice_project/165a79a-7059095-e13bb37-fef39a4-9503d18</meta:generator>
    <meta:print-date>2013-04-26T17:31:32.63</meta:print-date>
    <meta:document-statistic meta:table-count="0" meta:image-count="0" meta:object-count="0" meta:page-count="2" meta:paragraph-count="39" meta:word-count="329" meta:character-count="1985" meta:non-whitespace-character-count="1694"/>
  </office:meta>
</office:document-meta>
</file>